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4d9" officeooo:paragraph-rsid="001894d9"/>
    </style:style>
    <style:style style:name="P2" style:family="paragraph" style:parent-style-name="Standard">
      <style:text-properties officeooo:rsid="00197ac1" officeooo:paragraph-rsid="00197ac1"/>
    </style:style>
    <style:style style:name="P3" style:family="paragraph" style:parent-style-name="Standard">
      <style:text-properties officeooo:rsid="001b5525" officeooo:paragraph-rsid="001b5525"/>
    </style:style>
    <style:style style:name="P4" style:family="paragraph" style:parent-style-name="Standard">
      <style:text-properties officeooo:rsid="001c4b96" officeooo:paragraph-rsid="001c4b96"/>
    </style:style>
    <style:style style:name="P5" style:family="paragraph" style:parent-style-name="Standard">
      <style:text-properties officeooo:rsid="001d0625" officeooo:paragraph-rsid="001d0625"/>
    </style:style>
    <style:style style:name="P6" style:family="paragraph" style:parent-style-name="Standard" style:list-style-name="L1">
      <style:text-properties officeooo:rsid="001894d9" officeooo:paragraph-rsid="001894d9"/>
    </style:style>
    <style:style style:name="P7" style:family="paragraph" style:parent-style-name="Standard" style:list-style-name="L2">
      <style:text-properties officeooo:rsid="001b5525" officeooo:paragraph-rsid="001b5525"/>
    </style:style>
    <style:style style:name="P8" style:family="paragraph" style:parent-style-name="Standard" style:list-style-name="L2">
      <style:text-properties officeooo:rsid="001d0625" officeooo:paragraph-rsid="001d0625"/>
    </style:style>
    <style:style style:name="P9" style:family="paragraph" style:parent-style-name="Standard" style:list-style-name="L2">
      <style:text-properties officeooo:rsid="001c4b96" officeooo:paragraph-rsid="001c4b96"/>
    </style:style>
    <style:style style:name="P10" style:family="paragraph" style:parent-style-name="Standard" style:list-style-name="L2">
      <style:text-properties officeooo:rsid="001ef31e" officeooo:paragraph-rsid="001ef31e"/>
    </style:style>
    <style:style style:name="T1" style:family="text">
      <style:text-properties style:text-position="super 58%" officeooo:rsid="001ed024"/>
    </style:style>
    <style:style style:name="T2" style:family="text">
      <style:text-properties officeooo:rsid="001ed0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s:</text:p>
      <text:list xml:id="list7906559480854106821" text:style-name="L1">
        <text:list-item>
          <text:p text:style-name="P6">Tsukuba Dataset</text:p>
          <text:list>
            <text:list-item>
              <text:p text:style-name="P6">Camera</text:p>
            </text:list-item>
            <text:list-item>
              <text:p text:style-name="P6">Velodyne → ground truth</text:p>
            </text:list-item>
          </text:list>
        </text:list-item>
        <text:list-item>
          <text:p text:style-name="P6">Modified code</text:p>
          <text:list>
            <text:list-item>
              <text:p text:style-name="P6">store/restore</text:p>
            </text:list-item>
            <text:list-item>
              <text:p text:style-name="P6">publish current position</text:p>
            </text:list-item>
            <text:list-item>
              <text:p text:style-name="P6">publish relative keyframe coordinate, </text:p>
            </text:list-item>
          </text:list>
        </text:list-item>
      </text:list>
      <text:p text:style-name="P2">Theme: visual-based localization &amp; navigation using ORB_SLAM in Tsukuba challenge</text:p>
      <text:p text:style-name="P2"/>
      <text:p text:style-name="P3">Draft</text:p>
      <text:list xml:id="list1927886547977472770" text:style-name="L2">
        <text:list-item>
          <text:p text:style-name="P7">Introduction</text:p>
        </text:list-item>
        <text:list-item>
          <text:p text:style-name="P7">Related Works</text:p>
          <text:list>
            <text:list-item>
              <text:p text:style-name="P7">Visual SLAM methods</text:p>
            </text:list-item>
            <text:list-item>
              <text:p text:style-name="P7">Vision-based navigation</text:p>
            </text:list-item>
            <text:list-item>
              <text:p text:style-name="P7">Tsukuba challenge activities</text:p>
              <text:list>
                <text:list-item>
                  <text:p text:style-name="P7">Most attendees used Lidar-based localization</text:p>
                </text:list-item>
              </text:list>
            </text:list-item>
          </text:list>
        </text:list-item>
        <text:list-item>
          <text:p text:style-name="P7">Strategies for vision-based navigation (explanation)</text:p>
          <text:list>
            <text:list-item>
              <text:p text:style-name="P7">Description of ORB-SLAM method</text:p>
              <text:list>
                <text:list-item>
                  <text:p text:style-name="P7">Relocalization</text:p>
                </text:list-item>
                <text:list-item>
                  <text:p text:style-name="P7">Tracking</text:p>
                </text:list-item>
                <text:list-item>
                  <text:p text:style-name="P7">ORB-SLAM</text:p>
                </text:list-item>
                <text:list-item>
                  <text:p text:style-name="P7">etc as needed</text:p>
                </text:list-item>
                <text:list-item>
                  <text:p text:style-name="P8">Advantages</text:p>
                </text:list-item>
              </text:list>
            </text:list-item>
            <text:list-item>
              <text:p text:style-name="P7">How to realize navigation using ORB-SLAM</text:p>
              <text:list>
                <text:list-item>
                  <text:p text:style-name="P7">ORB-SLAM updates map on each run, we need to follow a path and update the path</text:p>
                </text:list-item>
              </text:list>
            </text:list-item>
            <text:list-item>
              <text:p text:style-name="P7">Modification of ORB-SLAM</text:p>
              <text:list>
                <text:list-item>
                  <text:p text:style-name="P7">Store/Restore function</text:p>
                </text:list-item>
                <text:list-item>
                  <text:p text:style-name="P7">Publish keyframe pose</text:p>
                </text:list-item>
                <text:list-item>
                  <text:p text:style-name="P7">Calculate relative position</text:p>
                </text:list-item>
              </text:list>
            </text:list-item>
          </text:list>
        </text:list-item>
        <text:list-item>
          <text:p text:style-name="P7">Evaluation</text:p>
          <text:list>
            <text:list-item>
              <text:p text:style-name="P8">Relocalization and Tracking</text:p>
            </text:list-item>
            <text:list-item>
              <text:p text:style-name="P7">Nagoya &amp; Tsukuba dataset</text:p>
            </text:list-item>
            <text:list-item>
              <text:p text:style-name="P10">Several ORB-SLAM problems</text:p>
              <text:list>
                <text:list-item>
                  <text:p text:style-name="P10">Distortion against ground truth</text:p>
                </text:list-item>
                <text:list-item>
                  <text:p text:style-name="P10">Camera obstructions → discontinuing the SLAM process → open problem, show possibility of solution using multiple map</text:p>
                </text:list-item>
              </text:list>
            </text:list-item>
            <text:list-item>
              <text:p text:style-name="P7">NDT scan matching for comparison</text:p>
            </text:list-item>
            <text:list-item>
              <text:p text:style-name="P7">Autonomous navigation using ORB-SLAM (in nagoya)</text:p>
              <text:list>
                <text:list-item>
                  <text:p text:style-name="P9">If we can prove that ORB-SLAM trajectory is similar to NDT, then it is successful</text:p>
                </text:list-item>
              </text:list>
            </text:list-item>
            <text:list-item>
              <text:p text:style-name="P7">Robustness</text:p>
              <text:list>
                <text:list-item>
                  <text:p text:style-name="P7">comparison with NDT</text:p>
                </text:list-item>
              </text:list>
            </text:list-item>
          </text:list>
        </text:list-item>
        <text:list-item>
          <text:p text:style-name="P9">Discussion</text:p>
          <text:list>
            <text:list-item>
              <text:p text:style-name="P9">Problems in localization method</text:p>
            </text:list-item>
            <text:list-item>
              <text:p text:style-name="P9">Possible causes of problems</text:p>
            </text:list-item>
            <text:list-item>
              <text:p text:style-name="P9">Possible solutions</text:p>
            </text:list-item>
            <text:list-item>
              <text:p text:style-name="P9">Suggestions</text:p>
            </text:list-item>
          </text:list>
        </text:list-item>
        <text:list-item>
          <text:p text:style-name="P9">Conclusions</text:p>
        </text:list-item>
      </text:list>
      <text:p text:style-name="P4"/>
      <text:p text:style-name="P5">November: finish implementation</text:p>
      <text:p text:style-name="P5">November or early December: Experiment</text:p>
      <text:p text:style-name="P5">December: write paper, <text:span text:style-name="T2">1</text:span><text:span text:style-name="T1">st</text:span><text:span text:style-name="T2"> version in december</text:span></text:p>
      <text:p text:style-name="P5"><text:soft-page-break/>January: finish final version <text:span text:style-name="T2">before 20</text:span><text:span text:style-name="T1">t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6:09:09.412949892</meta:creation-date>
    <dc:date>2015-12-29T16:22:44.060435677</dc:date>
    <meta:editing-duration>PT46M</meta:editing-duration>
    <meta:editing-cycles>5</meta:editing-cycles>
    <meta:generator>LibreOffice/5.0.3.2$Linux_X86_64 LibreOffice_project/00m0$Build-2</meta:generator>
    <meta:document-statistic meta:table-count="0" meta:image-count="0" meta:object-count="0" meta:page-count="2" meta:paragraph-count="50" meta:word-count="233" meta:character-count="1480" meta:non-whitespace-character-count="1339"/>
  </office:meta>
</office:document-meta>
</file>